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5.8429in"/>
    </style:style>
    <style:style style:name="co4" style:family="table-column">
      <style:table-column-properties fo:break-before="auto" style:column-width="7.0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1.5807in" fo:break-before="auto" style:use-optimal-row-height="false"/>
    </style:style>
    <style:style style:name="ro3" style:family="table-row">
      <style:table-row-properties style:row-height="1.2602in" fo:break-before="auto" style:use-optimal-row-height="false"/>
    </style:style>
    <style:style style:name="ro4" style:family="table-row">
      <style:table-row-properties style:row-height="1.0965in" fo:break-before="auto" style:use-optimal-row-height="false"/>
    </style:style>
    <style:style style:name="ro5" style:family="table-row">
      <style:table-row-properties style:row-height="1.4937in" fo:break-before="auto" style:use-optimal-row-height="false"/>
    </style:style>
    <style:style style:name="ro6" style:family="table-row">
      <style:table-row-properties style:row-height="1.1055in" fo:break-before="auto" style:use-optimal-row-height="true"/>
    </style:style>
    <style:style style:name="ro7" style:family="table-row">
      <style:table-row-properties style:row-height="1.5457in" fo:break-before="auto" style:use-optimal-row-height="true"/>
    </style:style>
    <style:style style:name="ro8" style:family="table-row">
      <style:table-row-properties style:row-height="1.3472in" fo:break-before="auto" style:use-optimal-row-height="false"/>
    </style:style>
    <style:style style:name="ro9" style:family="table-row">
      <style:table-row-properties style:row-height="0.8898in" fo:break-before="auto" style:use-optimal-row-height="tru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6" style:family="table-cell" style:parent-style-name="Default">
      <style:table-cell-properties style:vertical-align="top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office:value-type="string" calcext:value-type="string">
            <text:p>What I did 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What System said compilation</text:p>
          </table:table-cell>
          <table:table-cell office:value-type="string" calcext:value-type="string">
            <text:p>What system said Runtime 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emoved {</text:p>
          </table:table-cell>
          <table:table-cell table:style-name="ce5" office:value-type="string" calcext:value-type="string">
            <text:p>Line number 4:</text:p>
          </table:table-cell>
          <table:table-cell table:style-name="ce5" office:value-type="string" calcext:value-type="string">
            <text:p>First.java:3: error: ';' expected</text:p>
            <text:p>public static void main(String[] args)</text:p>
            <text:p>                                      ^</text:p>
            <text:p>First.java:7: error: class, interface, or enum expected</text:p>
            <text:p>}</text:p>
            <text:p>^</text:p>
            <text:p>2 errors</text:p>
            <text:p/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Removed {</text:p>
          </table:table-cell>
          <table:table-cell table:style-name="ce5" office:value-type="string" calcext:value-type="string">
            <text:p>Line Number2</text:p>
          </table:table-cell>
          <table:table-cell table:style-name="ce7" office:value-type="string" calcext:value-type="string">
            <text:p>First.java:1: error: '{' expected</text:p>
            <text:p>public class First</text:p>
            <text:p>                  ^</text:p>
            <text:p>1 error</text:p>
            <text:p/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mall case first</text:p>
          </table:table-cell>
          <table:table-cell table:style-name="ce5" office:value-type="string" calcext:value-type="string">
            <text:p>Line Number 1</text:p>
          </table:table-cell>
          <table:table-cell table:style-name="ce7" office:value-type="string" calcext:value-type="string">
            <text:p>First.java:1: error: class first is public, should be declared in a file named first.java</text:p>
            <text:p>public class first</text:p>
            <text:p>       ^</text:p>
            <text:p>1 error</text:p>
            <text:p/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mall case string[]</text:p>
          </table:table-cell>
          <table:table-cell table:style-name="ce5" office:value-type="string" calcext:value-type="string">
            <text:p>Line Number 3</text:p>
          </table:table-cell>
          <table:table-cell table:style-name="ce5" office:value-type="string" calcext:value-type="string">
            <text:p>First.java:3: error: cannot find symbol</text:p>
            <text:p>public static void main(string[] args)</text:p>
            <text:p>                        ^</text:p>
            <text:p>  symbol:   class string</text:p>
            <text:p>  location: class First</text:p>
            <text:p>1 error</text:p>
            <text:p/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Remove ;</text:p>
          </table:table-cell>
          <table:table-cell table:style-name="ce7" office:value-type="string" calcext:value-type="string">
            <text:p>Line Number 5</text:p>
          </table:table-cell>
          <table:table-cell table:style-name="ce7" office:value-type="string" calcext:value-type="string">
            <text:p>First.java:5: error: ';' expected</text:p>
            <text:p>System.out.println("Vanakkam")</text:p>
            <text:p>                              ^</text:p>
            <text:p>1 error</text:p>
            <text:p/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small case system</text:p>
          </table:table-cell>
          <table:table-cell table:style-name="ce5" office:value-type="string" calcext:value-type="string">
            <text:p>Line Number 5</text:p>
          </table:table-cell>
          <table:table-cell table:style-name="ce7" office:value-type="string" calcext:value-type="string">
            <text:p>First.java:5: error: package system does not exist</text:p>
            <text:p>system.out.println("Vanakkam");</text:p>
            <text:p>      ^</text:p>
            <text:p>1 error</text:p>
            <text:p/>
          </table:table-cell>
          <table:table-cell table:number-columns-repeated="1021"/>
        </table:table-row>
        <table:table-row table:style-name="ro7">
          <table:table-cell table:style-name="ce5" office:value-type="string" calcext:value-type="string">
            <text:p>change case Println</text:p>
          </table:table-cell>
          <table:table-cell table:style-name="ce5" office:value-type="string" calcext:value-type="string">
            <text:p>Line Number 5</text:p>
          </table:table-cell>
          <table:table-cell table:style-name="ce7" office:value-type="string" calcext:value-type="string">
            <text:p>First.java:5: error: cannot find symbol</text:p>
            <text:p>System.out.Println("Vanakkam");</text:p>
            <text:p>          ^</text:p>
            <text:p>  symbol:   method Println(String)</text:p>
            <text:p>  location: variable out of type PrintStream</text:p>
            <text:p>1 error</text:p>
            <text:p/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Remove “ ”</text:p>
          </table:table-cell>
          <table:table-cell table:style-name="ce5" office:value-type="string" calcext:value-type="string">
            <text:p>Line Number5</text:p>
          </table:table-cell>
          <table:table-cell office:value-type="string" calcext:value-type="string">
            <text:p>First.java:5: error: cannot find symbol</text:p>
            <text:p>System.out.println(Vanakkam);</text:p>
            <text:p>                   ^</text:p>
            <text:p>  symbol:   variable Vanakkam</text:p>
            <text:p>  location: class First</text:p>
            <text:p>1 error</text:p>
            <text:p/>
          </table:table-cell>
          <table:table-cell table:number-columns-repeated="1021"/>
        </table:table-row>
        <table:table-row table:style-name="ro9">
          <table:table-cell table:style-name="ce5" office:value-type="string" calcext:value-type="string">
            <text:p>Change case Main</text:p>
          </table:table-cell>
          <table:table-cell table:style-name="ce5" office:value-type="string" calcext:value-type="string">
            <text:p>Line Number 3</text:p>
          </table:table-cell>
          <table:table-cell table:style-name="ce5" office:value-type="string" calcext:value-type="string">
            <text:p>no error</text:p>
          </table:table-cell>
          <table:table-cell office:value-type="string" calcext:value-type="string">
            <text:p>Error: Main method not found in class First, please define the main method as:</text:p>
            <text:p>   public static void main(String[] args)</text:p>
            <text:p>or a JavaFX application class must extend javafx.application.Application</text:p>
            <text:p/>
          </table:table-cell>
          <table:table-cell table:number-columns-repeated="1020"/>
        </table:table-row>
        <table:table-row table:style-name="ro10">
          <table:table-cell table:style-name="ce5" office:value-type="string" calcext:value-type="string">
            <text:p>Change case Args</text:p>
          </table:table-cell>
          <table:table-cell table:style-name="ce5" office:value-type="string" calcext:value-type="string">
            <text:p>Line Number 3</text:p>
          </table:table-cell>
          <table:table-cell table:style-name="ce5" office:value-type="string" calcext:value-type="string">
            <text:p>No error</text:p>
          </table:table-cell>
          <table:table-cell office:value-type="string" calcext:value-type="string">
            <text:p>No error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Change case Out</text:p>
          </table:table-cell>
          <table:table-cell table:style-name="ce5" office:value-type="string" calcext:value-type="string">
            <text:p>Line Number 5</text:p>
          </table:table-cell>
          <table:table-cell office:value-type="string" calcext:value-type="string">
            <text:p>First.java:5: error: cannot find symbol</text:p>
            <text:p>System.Out.println("Vanakkam");</text:p>
            <text:p>      ^</text:p>
            <text:p>  symbol:   variable Out</text:p>
            <text:p>  location: class System</text:p>
            <text:p>1 error</text:p>
            <text:p/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Remove void </text:p>
          </table:table-cell>
          <table:table-cell table:style-name="ce5" office:value-type="string" calcext:value-type="string">
            <text:p>Line Number 3</text:p>
          </table:table-cell>
          <table:table-cell office:value-type="string" calcext:value-type="string">
            <text:p>First.java:3: error: invalid method declaration; return type required</text:p>
            <text:p>public static main(String[] args)</text:p>
            <text:p>              ^</text:p>
            <text:p>1 error</text:p>
            <text:p/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Remove static</text:p>
          </table:table-cell>
          <table:table-cell table:style-name="ce5" office:value-type="string" calcext:value-type="string">
            <text:p>Line Number 3</text:p>
          </table:table-cell>
          <table:table-cell table:style-name="ce5" office:value-type="string" calcext:value-type="string">
            <text:p>no error</text:p>
          </table:table-cell>
          <table:table-cell office:value-type="string" calcext:value-type="string">
            <text:p>Error: Main method is not static in class First, please define the main method as:</text:p>
            <text:p>   public static void main(String[] args)</text:p>
            <text:p/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 public </text:p>
          </table:table-cell>
          <table:table-cell office:value-type="string" calcext:value-type="string">
            <text:p><text:s/>Line Number 1</text:p>
          </table:table-cell>
          <table:table-cell office:value-type="string" calcext:value-type="string">
            <text:p>no error</text:p>
          </table:table-cell>
          <table:table-cell office:value-type="string" calcext:value-type="string">
            <text:p>no error..output getting</text:p>
          </table:table-cell>
          <table:table-cell table:number-columns-repeated="1020"/>
        </table:table-row>
        <table:table-row table:style-name="ro9">
          <table:table-cell table:style-name="ce5" office:value-type="string" calcext:value-type="string">
            <text:p>Remove [] symbol</text:p>
          </table:table-cell>
          <table:table-cell table:style-name="ce5" office:value-type="string" calcext:value-type="string">
            <text:p>Line Number 1</text:p>
          </table:table-cell>
          <table:table-cell table:style-name="ce5" office:value-type="string" calcext:value-type="string">
            <text:p>no error</text:p>
          </table:table-cell>
          <table:table-cell office:value-type="string" calcext:value-type="string">
            <text:p>Error: Main method not found in class First, please define the main method as:</text:p>
            <text:p>   public static void main(String[] args)</text:p>
            <text:p>or a JavaFX application class must extend javafx.application.Application</text:p>
            <text:p/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3:56:45.037555619</meta:creation-date>
    <dc:date>2023-01-18T05:40:39.480442445</dc:date>
    <meta:editing-duration>PT9M33S</meta:editing-duration>
    <meta:editing-cycles>3</meta:editing-cycles>
    <meta:generator>LibreOffice/7.3.7.2$Linux_X86_64 LibreOffice_project/30$Build-2</meta:generator>
    <meta:document-statistic meta:table-count="1" meta:cell-count="54" meta:object-count="0"/>
  </office:meta>
</office:document-meta>
</file>